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0.4632in" fo:margin-left="6.4528in" fo:margin-right="0.009in" table:align="margins"/>
    </style:style>
    <style:style style:name="Table1.A" style:family="table-column">
      <style:table-column-properties style:column-width="0.4632in" style:rel-column-width="6553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3146in" fo:margin-left="0.6014in" fo:margin-right="0.009in" table:align="margins"/>
    </style:style>
    <style:style style:name="Table4.A" style:family="table-column">
      <style:table-column-properties style:column-width="1.6972in" style:rel-column-width="17614*"/>
    </style:style>
    <style:style style:name="Table4.B" style:family="table-column">
      <style:table-column-properties style:column-width="0.1806in" style:rel-column-width="1873*"/>
    </style:style>
    <style:style style:name="Table4.C" style:family="table-column">
      <style:table-column-properties style:column-width="4.4368in" style:rel-column-width="46048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D-2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SURAT PERNYATAAN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Yang bertanda tangan dibawah ini saya :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Nama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{nama}</text:p>
          </table:table-cell>
        </table:table-row>
        <table:table-row>
          <table:table-cell table:style-name="Table4.A1" office:value-type="string">
            <text:p text:style-name="Table_20_Contents">Umur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{tgl_lahir}</text:p>
          </table:table-cell>
        </table:table-row>
        <table:table-row>
          <table:table-cell table:style-name="Table4.A1" office:value-type="string">
            <text:p text:style-name="Table_20_Contents">Alamat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{alamat}</text:p>
          </table:table-cell>
        </table:table-row>
        <table:table-row>
          <table:table-cell table:style-name="Table4.A1" office:value-type="string">
            <text:p text:style-name="Table_20_Contents">Pekerjaan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{pekerjaan}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s text:c="12"/>Dengan ini menyatakan sanggup / tidak sanggup melunasi pembayaran denda sebesar Rp {sebesar} ( {terbilang} ) yang berdasarkan Keputusan {keputusan} No {nomor} tanggal {tanggal} .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s text:c="11"/>Pembayaran akan kami lakukan selambat-lambatnya tanggal {tanggal1} apabila sampai</text:p>
            <text:p text:style-name="Table_20_Contents">tanggal {tanggal2} tersebut belum dibayar, kami bersedia menjalani pidana kurungan pengganti denda sesuai dengan putusan Pengadilan tersebut.</text:p>
          </table:table-cell>
        </table:table-row>
      </table:table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s text:c="10"/>Demikianlah pernyataan ini kami buat dihadapan <text:s/>jaksa pada hari {hari} tanggal {tgl_dikeluarkan} . 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Jaksa yang menerima</text:p>
            <text:p text:style-name="P1">pernyataan,</text:p>
            <text:p text:style-name="P1"/>
            <text:p text:style-name="P1"/>
            <text:p text:style-name="P1"/>
            <text:p text:style-name="P1"/>
            <text:p text:style-name="P1">( <text:s text:c="3"/>{jaksa} <text:s text:c="2"/>)</text:p>
          </table:table-cell>
          <table:table-cell table:style-name="Table8.A1" office:value-type="string">
            <text:p text:style-name="P1">Yang membuat pernyataan,</text:p>
            <text:p text:style-name="P1"/>
            <text:p text:style-name="P1"/>
            <text:p text:style-name="P1"/>
            <text:p text:style-name="P1"/>
            <text:p text:style-name="P1"/>
            <text:p text:style-name="P1">( <text:s text:c="3"/>{nama} <text:s text:c="2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1T16:35:39.73</meta:creation-date>
    <dc:date>2015-10-21T09:17:51.47</dc:date>
    <meta:editing-duration>PT3H28M23S</meta:editing-duration>
    <meta:editing-cycles>20</meta:editing-cycles>
    <meta:generator>OpenOffice/4.1.1$Win32 OpenOffice.org_project/411m6$Build-9775</meta:generator>
    <meta:document-statistic meta:table-count="8" meta:image-count="0" meta:object-count="0" meta:page-count="1" meta:paragraph-count="24" meta:word-count="99" meta:character-count="738"/>
  </office:meta>
</office:document-meta>
</file>